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y is an honor system/council important?</text:p>
      <text:p text:style-name="P1"/>
      <text:p text:style-name="P1">Honor systems are important because they build mutual trust among communities. The stronger that trust, the happier the communities. But when that trust is broken, because of the nature of an honor system, the appropriate consequence(s) can be difficult to impose upon the offender(s). That is where the Honor Council's role lies; it is a way to look at academic dishonesty on a case-by-case basis, confidentially and accurately assigning the appropriate consequence to the respective offender, without causing further disruption within the community.</text:p>
      <text:p text:style-name="P1"/>
      <text:p text:style-name="P1"/>
      <text:p text:style-name="P1">2)What characteristics do you have that will contribute to the effectiveness of the Honor Council?</text:p>
      <text:p text:style-name="P1"/>
      <text:p text:style-name="P1">I feel that what I can contribute to the Honor Council is very valuable. I am as objective as they get when it comes to looking at others, but I will also bring humility and empathy to the table. But I believe my most valuable traits are my integrity, silence, and willingness to listen. With these traits, I believe that I can contribute a lot in making the Honor Council a more effective and cohesive system.</text:p>
      <text:p text:style-name="P1"/>
      <text:p text:style-name="P1"/>
      <text:p text:style-name="P1">3) Why do you want to be a part of the Honor Council?</text:p>
      <text:p text:style-name="P1"/>
      <text:p text:style-name="P1">In the simplest terms, I want to be a part of the Honor Council because it gives me the opportunity to serve my community in <text:s/>a more behind-the-scenes fashion while still directly contributing to its continual growth and improvem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0T18:16:41</meta:creation-date>
    <dc:date>2015-05-23T15:02:53.92</dc:date>
    <meta:editing-duration>PT52M26S</meta:editing-duration>
    <meta:editing-cycles>9</meta:editing-cycles>
    <meta:generator>OpenOffice/4.1.1$Win32 OpenOffice.org_project/411m6$Build-9775</meta:generator>
    <meta:document-statistic meta:table-count="0" meta:image-count="0" meta:object-count="0" meta:page-count="1" meta:paragraph-count="6" meta:word-count="233" meta:character-count="1389"/>
  </office:meta>
</office:document-meta>
</file>